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Roboto, Arial, sans-serif"/>
    <style:font-face style:name="Lohit Devanagari1" svg:font-family="'Lohit Devanagari'"/>
    <style:font-face style:name="Source Sans Pro" svg:font-family="'Source Sans Pro', sans-serif"/>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d0ad3"/>
    </style:style>
    <style:style style:name="P2" style:family="paragraph" style:parent-style-name="Standard">
      <style:text-properties officeooo:rsid="001ddba1" officeooo:paragraph-rsid="001ddba1"/>
    </style:style>
    <style:style style:name="P3" style:family="paragraph" style:parent-style-name="Standard" style:list-style-name="L1">
      <style:text-properties officeooo:rsid="001ddba1" officeooo:paragraph-rsid="001ddba1"/>
    </style:style>
    <style:style style:name="P4" style:family="paragraph" style:parent-style-name="Standard">
      <style:text-properties officeooo:paragraph-rsid="001ddba1"/>
    </style:style>
    <style:style style:name="P5" style:family="paragraph" style:parent-style-name="Standard" style:list-style-name="L1">
      <style:text-properties officeooo:rsid="0021a7a3" officeooo:paragraph-rsid="0021a7a3"/>
    </style:style>
    <style:style style:name="P6" style:family="paragraph" style:parent-style-name="Standard" style:list-style-name="L1">
      <style:text-properties officeooo:rsid="00244cee" officeooo:paragraph-rsid="00244cee"/>
    </style:style>
    <style:style style:name="P7" style:family="paragraph" style:parent-style-name="Standard" style:list-style-name="L1">
      <style:text-properties officeooo:rsid="002616ad" officeooo:paragraph-rsid="002616ad"/>
    </style:style>
    <style:style style:name="P8" style:family="paragraph" style:parent-style-name="Standard" style:list-style-name="L1">
      <style:text-properties officeooo:paragraph-rsid="001ddba1"/>
    </style:style>
    <style:style style:name="P9" style:family="paragraph" style:parent-style-name="Standard" style:list-style-name="L1">
      <style:text-properties style:text-underline-style="solid" style:text-underline-width="auto" style:text-underline-color="font-color" officeooo:rsid="002616ad" officeooo:paragraph-rsid="002616ad"/>
    </style:style>
    <style:style style:name="P10" style:family="paragraph" style:parent-style-name="Standard">
      <style:text-properties officeooo:paragraph-rsid="002fdaaa"/>
    </style:style>
    <style:style style:name="P11" style:family="paragraph" style:parent-style-name="Standard">
      <style:paragraph-properties fo:text-align="end" style:justify-single-word="false"/>
      <style:text-properties fo:font-size="10pt" officeooo:paragraph-rsid="002fdaaa" style:font-size-asian="8.75pt" style:font-size-complex="10pt"/>
    </style:style>
    <style:style style:name="P12" style:family="paragraph" style:parent-style-name="Standard">
      <style:paragraph-properties fo:text-align="end" style:justify-single-word="false"/>
      <style:text-properties fo:font-size="11pt" officeooo:paragraph-rsid="002fdaaa" style:font-size-asian="9.60000038146973pt" style:font-size-complex="11pt"/>
    </style:style>
    <style:style style:name="P13" style:family="paragraph" style:parent-style-name="Standard">
      <style:paragraph-properties fo:text-align="center" style:justify-single-word="false"/>
      <style:text-properties fo:font-style="italic" officeooo:paragraph-rsid="002fdaaa" style:font-style-asian="italic" style:font-style-complex="italic"/>
    </style:style>
    <style:style style:name="P14" style:family="paragraph" style:parent-style-name="Standard">
      <style:paragraph-properties fo:line-height="115%" fo:text-align="justify" style:justify-single-word="false"/>
      <style:text-properties style:font-name="Liberation Serif" officeooo:paragraph-rsid="0018ff38"/>
    </style:style>
    <style:style style:name="P15" style:family="paragraph" style:parent-style-name="Standard">
      <style:paragraph-properties fo:line-height="115%" fo:text-align="justify" style:justify-single-word="false"/>
      <style:text-properties style:font-name="Liberation Serif" officeooo:paragraph-rsid="00244cee"/>
    </style:style>
    <style:style style:name="P16" style:family="paragraph" style:parent-style-name="Standard">
      <style:paragraph-properties fo:line-height="115%" fo:text-align="justify" style:justify-single-word="false"/>
      <style:text-properties style:font-name="Liberation Serif" officeooo:paragraph-rsid="001d0ad3"/>
    </style:style>
    <style:style style:name="P17" style:family="paragraph" style:parent-style-name="Standard">
      <style:paragraph-properties fo:line-height="115%" fo:text-align="justify" style:justify-single-word="false"/>
      <style:text-properties officeooo:paragraph-rsid="002fdaaa"/>
    </style:style>
    <style:style style:name="P18" style:family="paragraph" style:parent-style-name="Standard">
      <style:text-properties officeooo:paragraph-rsid="00371c23"/>
    </style:style>
    <style:style style:name="P19" style:family="paragraph" style:parent-style-name="Standard">
      <style:paragraph-properties fo:text-align="end" style:justify-single-word="false"/>
      <style:text-properties officeooo:rsid="0039fa6d" officeooo:paragraph-rsid="0039fa6d"/>
    </style:style>
    <style:style style:name="T1" style:family="text">
      <style:text-properties officeooo:rsid="0018ff38"/>
    </style:style>
    <style:style style:name="T2" style:family="text">
      <style:text-properties fo:font-variant="normal" fo:text-transform="none" fo:color="#222222" style:font-name="Liberation Serif" fo:letter-spacing="normal" fo:font-style="normal" fo:font-weight="normal" style:font-weight-asian="normal" style:font-weight-complex="normal"/>
    </style:style>
    <style:style style:name="T3" style:family="text">
      <style:text-properties fo:font-variant="normal" fo:text-transform="none" fo:color="#222222" style:font-name="Liberation Serif" fo:letter-spacing="normal" fo:font-style="normal" fo:font-weight="normal" officeooo:rsid="00197931" style:font-weight-asian="normal" style:font-weight-complex="normal"/>
    </style:style>
    <style:style style:name="T4" style:family="text">
      <style:text-properties fo:font-variant="normal" fo:text-transform="none" fo:color="#222222" style:font-name="Liberation Serif" fo:letter-spacing="normal" fo:font-style="normal" fo:font-weight="normal" officeooo:rsid="0019b296" style:font-weight-asian="normal" style:font-weight-complex="normal"/>
    </style:style>
    <style:style style:name="T5" style:family="text">
      <style:text-properties fo:font-variant="normal" fo:text-transform="none" fo:color="#222222" style:font-name="Liberation Serif" fo:font-size="12pt" fo:letter-spacing="normal" fo:font-style="normal" fo:font-weight="normal" style:font-size-asian="12pt" style:font-weight-asian="normal" style:font-size-complex="12pt" style:font-weight-complex="normal"/>
    </style:style>
    <style:style style:name="T6" style:family="text">
      <style:text-properties fo:font-variant="normal" fo:text-transform="none" fo:color="#222222" style:font-name="Liberation Serif" fo:font-size="12pt" fo:letter-spacing="normal" fo:font-style="normal" fo:font-weight="normal" officeooo:rsid="001d0ad3" style:font-size-asian="12pt" style:font-weight-asian="normal" style:font-size-complex="12pt" style:font-weight-complex="normal"/>
    </style:style>
    <style:style style:name="T7" style:family="text">
      <style:text-properties fo:font-variant="normal" fo:text-transform="none" fo:color="#222222" style:font-name="Liberation Serif" fo:font-size="12pt" fo:letter-spacing="normal" fo:font-style="normal" fo:font-weight="normal" officeooo:rsid="001ddba1" style:font-size-asian="12pt" style:font-weight-asian="normal" style:font-size-complex="12pt" style:font-weight-complex="normal"/>
    </style:style>
    <style:style style:name="T8" style:family="text">
      <style:text-properties fo:font-variant="normal" fo:text-transform="none" fo:color="#222222" style:font-name="Liberation Serif" fo:font-size="12pt" fo:letter-spacing="normal" fo:font-style="normal" fo:font-weight="normal" officeooo:rsid="002260a9" style:font-size-asian="12pt" style:font-weight-asian="normal" style:font-size-complex="12pt" style:font-weight-complex="normal"/>
    </style:style>
    <style:style style:name="T9" style:family="text">
      <style:text-properties fo:font-variant="normal" fo:text-transform="none" fo:color="#222222" style:font-name="Liberation Serif"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10" style:family="text">
      <style:text-properties fo:font-variant="normal" fo:text-transform="none" fo:color="#222222" style:text-position="super 58%" style:font-name="Liberation Serif" fo:letter-spacing="normal" fo:font-style="normal" fo:font-weight="normal" officeooo:rsid="001ddba1" style:font-weight-asian="normal" style:font-weight-complex="normal"/>
    </style:style>
    <style:style style:name="T11" style:family="text">
      <style:text-properties fo:font-variant="normal" fo:text-transform="none" fo:color="#222222" style:text-position="super 58%" fo:letter-spacing="normal" fo:font-style="normal" fo:font-weight="normal" officeooo:rsid="00244cee" style:font-weight-asian="normal" style:font-weight-complex="normal"/>
    </style:style>
    <style:style style:name="T12" style:family="text">
      <style:text-properties fo:font-variant="normal" fo:text-transform="none" fo:color="#222222" style:text-position="super 58%" fo:letter-spacing="normal" fo:font-style="normal" fo:font-weight="normal" officeooo:rsid="0019b296" style:font-weight-asian="normal" style:font-weight-complex="normal"/>
    </style:style>
    <style:style style:name="T13" style:family="text">
      <style:text-properties fo:font-variant="normal" fo:text-transform="none" fo:color="#222222" style:text-position="super 58%" fo:letter-spacing="normal" fo:font-style="normal" fo:font-weight="normal" officeooo:rsid="002616ad" style:font-weight-asian="normal" style:font-weight-complex="normal"/>
    </style:style>
    <style:style style:name="T14" style:family="text">
      <style:text-properties fo:font-variant="normal" fo:text-transform="none" fo:color="#222222" style:text-position="super 58%" fo:letter-spacing="normal" fo:font-style="normal" fo:font-weight="normal" officeooo:rsid="0028d3ca" style:font-weight-asian="normal" style:font-weight-complex="normal"/>
    </style:style>
    <style:style style:name="T15" style:family="text">
      <style:text-properties fo:font-variant="normal" fo:text-transform="none" fo:color="#222222" style:text-position="super 58%" fo:letter-spacing="normal" fo:font-style="normal" fo:font-weight="normal" officeooo:rsid="002f7d98" style:font-weight-asian="normal" style:font-weight-complex="normal"/>
    </style:style>
    <style:style style:name="T16" style:family="text">
      <style:text-properties fo:font-variant="normal" fo:text-transform="none" fo:color="#222222" style:text-position="super 58%" fo:letter-spacing="normal" fo:font-style="normal" fo:font-weight="normal" officeooo:rsid="002fdaaa" style:font-weight-asian="normal" style:font-weight-complex="normal"/>
    </style:style>
    <style:style style:name="T17" style:family="text">
      <style:text-properties fo:font-variant="normal" fo:text-transform="none" fo:color="#222222" style:text-position="super 58%" fo:letter-spacing="normal" fo:font-style="normal" fo:font-weight="normal" officeooo:rsid="003027ab" style:font-weight-asian="normal" style:font-weight-complex="normal"/>
    </style:style>
    <style:style style:name="T18" style:family="text">
      <style:text-properties fo:font-variant="normal" fo:text-transform="none" fo:color="#222222" style:text-position="super 58%" fo:font-size="12pt" fo:letter-spacing="normal" fo:font-style="normal" fo:font-weight="normal" officeooo:rsid="00323a44" style:font-size-asian="12pt" style:font-weight-asian="normal" style:font-size-complex="12pt" style:font-weight-complex="normal"/>
    </style:style>
    <style:style style:name="T19" style:family="text">
      <style:text-properties fo:font-variant="normal" fo:text-transform="none" fo:color="#222222" style:text-position="0% 100%" style:font-name="Liberation Serif" fo:font-size="12pt" fo:letter-spacing="normal" fo:font-style="normal" fo:font-weight="normal" style:font-size-asian="12pt" style:font-weight-asian="normal" style:font-size-complex="12pt" style:font-weight-complex="normal"/>
    </style:style>
    <style:style style:name="T20" style:family="text">
      <style:text-properties fo:font-variant="normal" fo:text-transform="none" fo:color="#222222" style:text-position="0% 100%" style:font-name="Liberation Serif" fo:font-size="12pt" fo:letter-spacing="normal" fo:font-style="normal" fo:font-weight="normal" officeooo:rsid="00323a44" style:font-size-asian="12pt" style:font-weight-asian="normal" style:font-size-complex="12pt" style:font-weight-complex="normal"/>
    </style:style>
    <style:style style:name="T21" style:family="text">
      <style:text-properties fo:font-variant="normal" fo:text-transform="none" fo:color="#222222" style:text-position="0% 100%" style:font-name="Liberation Serif" fo:font-size="12pt" fo:letter-spacing="normal" fo:font-style="normal" fo:font-weight="normal" officeooo:rsid="00343069" style:font-size-asian="12pt" style:font-weight-asian="normal" style:font-size-complex="12pt" style:font-weight-complex="normal"/>
    </style:style>
    <style:style style:name="T22" style:family="text">
      <style:text-properties fo:font-variant="normal" fo:text-transform="none" fo:color="#222222" style:text-position="0% 100%" style:font-name="Liberation Serif" fo:font-size="12pt" fo:letter-spacing="normal" fo:font-style="normal" fo:font-weight="normal" officeooo:rsid="0035e922" style:font-size-asian="12pt" style:font-weight-asian="normal" style:font-size-complex="12pt" style:font-weight-complex="normal"/>
    </style:style>
    <style:style style:name="T23" style:family="text">
      <style:text-properties fo:font-variant="normal" fo:text-transform="none" fo:color="#222222" style:text-position="0% 100%" style:font-name="Liberation Serif" fo:font-size="12pt" fo:letter-spacing="normal" fo:font-style="normal" fo:font-weight="normal" officeooo:rsid="00371c23" style:font-size-asian="12pt" style:font-weight-asian="normal" style:font-size-complex="12pt" style:font-weight-complex="normal"/>
    </style:style>
    <style:style style:name="T24" style:family="text">
      <style:text-properties fo:font-variant="normal" fo:text-transform="none" fo:color="#222222" style:text-position="0% 100%" style:font-name="Liberation Serif" fo:font-size="12pt" fo:letter-spacing="normal" fo:font-style="normal" fo:font-weight="normal" officeooo:rsid="0018ff38" style:font-size-asian="12pt" style:font-weight-asian="normal" style:font-size-complex="12pt" style:font-weight-complex="normal"/>
    </style:style>
    <style:style style:name="T25" style:family="text">
      <style:text-properties fo:font-variant="normal" fo:text-transform="none" fo:color="#222222" style:text-position="0% 100%" fo:letter-spacing="normal" fo:font-style="normal" fo:font-weight="normal" officeooo:rsid="00244cee" style:font-weight-asian="normal" style:font-weight-complex="normal"/>
    </style:style>
    <style:style style:name="T26" style:family="text">
      <style:text-properties fo:font-variant="normal" fo:text-transform="none" fo:color="#222222" style:text-position="0% 100%" fo:letter-spacing="normal" fo:font-style="normal" fo:font-weight="normal" officeooo:rsid="002a72a9" style:font-weight-asian="normal" style:font-weight-complex="normal"/>
    </style:style>
    <style:style style:name="T27" style:family="text">
      <style:text-properties fo:font-variant="normal" fo:text-transform="none" fo:color="#222222" style:text-position="0% 100%" fo:letter-spacing="normal" fo:font-style="normal" fo:font-weight="normal" officeooo:rsid="002ba8ef" style:font-weight-asian="normal" style:font-weight-complex="normal"/>
    </style:style>
    <style:style style:name="T28" style:family="text">
      <style:text-properties fo:font-variant="normal" fo:text-transform="none" fo:color="#222222" style:text-position="0% 100%" fo:letter-spacing="normal" fo:font-style="normal" fo:font-weight="normal" officeooo:rsid="002616ad" style:font-weight-asian="normal" style:font-weight-complex="normal"/>
    </style:style>
    <style:style style:name="T29" style:family="text">
      <style:text-properties fo:font-variant="normal" fo:text-transform="none" fo:color="#222222" style:text-position="0% 100%" fo:letter-spacing="normal" fo:font-style="normal" fo:font-weight="normal" officeooo:rsid="0028d3ca" style:font-weight-asian="normal" style:font-weight-complex="normal"/>
    </style:style>
    <style:style style:name="T30" style:family="text">
      <style:text-properties fo:font-variant="normal" fo:text-transform="none" fo:color="#222222" style:text-position="0% 100%" fo:letter-spacing="normal" fo:font-style="normal" fo:font-weight="normal" officeooo:rsid="003027ab" style:font-weight-asian="normal" style:font-weight-complex="normal"/>
    </style:style>
    <style:style style:name="T31" style:family="text">
      <style:text-properties fo:font-variant="normal" fo:text-transform="none" fo:color="#222222" style:text-position="0% 100%" fo:letter-spacing="normal" fo:font-style="normal" fo:font-weight="normal" officeooo:rsid="002eefff" style:font-weight-asian="normal" style:font-weight-complex="normal"/>
    </style:style>
    <style:style style:name="T32" style:family="text">
      <style:text-properties fo:font-variant="normal" fo:text-transform="none" fo:color="#222222" style:text-position="0% 100%" fo:letter-spacing="normal" fo:font-style="normal" fo:font-weight="normal" officeooo:rsid="002f7d98" style:font-weight-asian="normal" style:font-weight-complex="normal"/>
    </style:style>
    <style:style style:name="T33" style:family="text">
      <style:text-properties fo:font-variant="normal" fo:text-transform="none" fo:color="#222222" style:text-position="0% 100%" fo:letter-spacing="normal" fo:font-style="normal" fo:font-weight="normal" officeooo:rsid="002fdaaa" style:font-weight-asian="normal" style:font-weight-complex="normal"/>
    </style:style>
    <style:style style:name="T34" style:family="text">
      <style:text-properties fo:font-variant="normal" fo:text-transform="none" fo:color="#222222" style:text-position="0% 100%" fo:letter-spacing="normal" fo:font-style="normal" fo:font-weight="normal" officeooo:rsid="00307b09" style:font-weight-asian="normal" style:font-weight-complex="normal"/>
    </style:style>
    <style:style style:name="T35" style:family="text">
      <style:text-properties fo:font-variant="normal" fo:text-transform="none" fo:color="#222222" style:text-position="0% 100%" fo:letter-spacing="normal" fo:font-style="normal" fo:font-weight="normal" officeooo:rsid="0030942e" style:font-weight-asian="normal" style:font-weight-complex="normal"/>
    </style:style>
    <style:style style:name="T36" style:family="text">
      <style:text-properties fo:font-variant="normal" fo:text-transform="none" fo:color="#222222" style:text-position="0% 100%" fo:font-size="12pt" fo:letter-spacing="normal" fo:font-style="normal" fo:font-weight="normal" officeooo:rsid="00323a44" style:font-size-asian="12pt" style:font-weight-asian="normal" style:font-size-complex="12pt" style:font-weight-complex="normal"/>
    </style:style>
    <style:style style:name="T37" style:family="text">
      <style:text-properties fo:font-variant="normal" fo:text-transform="none" fo:color="#222222" fo:letter-spacing="normal" fo:font-style="normal" fo:font-weight="normal" officeooo:rsid="0019b296" style:font-weight-asian="normal" style:font-weight-complex="normal"/>
    </style:style>
    <style:style style:name="T38" style:family="text">
      <style:text-properties fo:font-variant="normal" fo:text-transform="none" fo:color="#222222" fo:letter-spacing="normal" fo:font-style="normal" fo:font-weight="normal" officeooo:rsid="0023acc6" style:font-weight-asian="normal" style:font-weight-complex="normal"/>
    </style:style>
    <style:style style:name="T39" style:family="text">
      <style:text-properties fo:font-variant="normal" fo:text-transform="none" fo:color="#222222" fo:letter-spacing="normal" fo:font-style="normal" fo:font-weight="normal" officeooo:rsid="002616ad" style:font-weight-asian="normal" style:font-weight-complex="normal"/>
    </style:style>
    <style:style style:name="T40" style:family="text">
      <style:text-properties fo:font-variant="normal" fo:text-transform="none" fo:color="#222222" fo:letter-spacing="normal" fo:font-style="normal" fo:font-weight="normal" officeooo:rsid="00244cee" style:font-weight-asian="normal" style:font-weight-complex="normal"/>
    </style:style>
    <style:style style:name="T41" style:family="text">
      <style:text-properties fo:font-variant="normal" fo:text-transform="none" fo:color="#222222" fo:letter-spacing="normal" fo:font-style="normal" fo:font-weight="normal" officeooo:rsid="001b174f" style:font-weight-asian="normal" style:font-weight-complex="normal"/>
    </style:style>
    <style:style style:name="T42" style:family="text">
      <style:text-properties fo:font-variant="normal" fo:text-transform="none" fo:color="#222222" fo:letter-spacing="normal" fo:font-style="normal" fo:font-weight="normal" officeooo:rsid="001d0ad3" style:font-weight-asian="normal" style:font-weight-complex="normal"/>
    </style:style>
    <style:style style:name="T43" style:family="text">
      <style:text-properties fo:font-variant="normal" fo:text-transform="none" fo:color="#222222" fo:font-size="12pt" fo:letter-spacing="normal" fo:font-style="normal" fo:font-weight="normal" officeooo:rsid="001d0ad3" style:font-size-asian="12pt" style:font-weight-asian="normal" style:font-size-complex="12pt" style:font-weight-complex="normal"/>
    </style:style>
    <style:style style:name="T44" style:family="text">
      <style:text-properties fo:font-variant="normal" fo:text-transform="none" fo:color="#222222" fo:font-size="12pt" fo:letter-spacing="normal" fo:font-style="normal" fo:font-weight="normal" officeooo:rsid="001ddba1" style:font-size-asian="12pt" style:font-weight-asian="normal" style:font-size-complex="12pt" style:font-weight-complex="normal"/>
    </style:style>
    <style:style style:name="T45" style:family="text">
      <style:text-properties fo:font-variant="normal" fo:text-transform="none" fo:color="#222222" fo:font-size="12pt" fo:letter-spacing="normal" fo:font-style="normal" fo:font-weight="normal" officeooo:rsid="00323a44" style:font-size-asian="12pt" style:font-weight-asian="normal" style:font-size-complex="12pt" style:font-weight-complex="normal"/>
    </style:style>
    <style:style style:name="T46" style:family="text">
      <style:text-properties style:font-name="Liberation Serif" officeooo:rsid="0018ff38"/>
    </style:style>
    <style:style style:name="T47" style:family="text">
      <style:text-properties style:font-name="Liberation Serif" fo:font-weight="normal" officeooo:rsid="0018ff38" style:font-weight-asian="normal" style:font-weight-complex="normal"/>
    </style:style>
    <style:style style:name="T48" style:family="text">
      <style:text-properties fo:font-size="18pt" style:font-size-asian="18pt" style:font-size-complex="18pt"/>
    </style:style>
    <style:style style:name="T49" style:family="text">
      <style:text-properties fo:font-size="18pt" officeooo:rsid="0018ff38" style:font-size-asian="18pt" style:font-size-complex="1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48">“</text:span><text:span text:style-name="T49">Artık yeni hiçbir şey yok. İcat edilebilecek her şey icat edildi”</text:span></text:p>
      <text:p text:style-name="P12"><text:span text:style-name="T1">Charles Duell (1899)</text:span></text:p>
      <text:p text:style-name="P11"/>
      <text:p text:style-name="P10"/>
      <text:p text:style-name="P17"><text:span text:style-name="T1"><text:tab/></text:span><text:span text:style-name="T46">1899 yılında Amerikan Paten Dairesi Başkanı Charles Duell tarafından söylenen “Artık yeni hiçbir şey yok. İcat edilebilecek her şey icat edildi” sözünün üzerinden tam 119 yıl geçti. Ancak teknolojiyi seven sürekli gelişmeleri takip etmeye çalışan kişiler bile günlük gelişmelerin dışında teknoloji dünyasındaki aylık gelişmeleri bile takip etmekte oldukça zorlanmakta. Günümüzde, teknoloji hayatımızın her alanına girmiş </text:span><text:span text:style-name="T47">“</text:span><text:span text:style-name="T2">İnsanların evlerinde bilgisayar bulunması da ne demek. Bence hiç kimsenin evine bilgisayar sokmak için herhangi bir geçerli nedeni olamaz.</text:span><text:span text:style-name="T10">1</text:span><text:span text:style-name="T2">” </text:span><text:span text:style-name="T3">sözüne karşılık olarak bilgisayarlar evlerimize girmekten de ileriye giderek artık neredeyse vücutlarımızla bütünleşmeye başlamıştır. Bu gelişmelerin sonucunda </text:span><text:span text:style-name="T4">problemlerimize çözüm üretmek için yazılmış uygulamalar ve yapılmış icatlar bulunmaktadır. Peki bunlar hangi problemlerimize hangi çözümleri nasıl üretmişlerdir?</text:span></text:p>
      <text:p text:style-name="P14"><text:span text:style-name="T37"/></text:p>
      <text:p text:style-name="P15"><text:span text:style-name="T37"><text:tab/></text:span><text:span text:style-name="T38">Genel olarak yazılım odaklı </text:span><text:span text:style-name="T39">girişimlerden, </text:span><text:span text:style-name="T38">çözümlerden bahsetmeye çalışacağım. Uygulama geliştirmek isteyen insanların belki de en büyük ihtiyaçları IDE’dir. Bu noktada piyasada çok iyi çözümler var ancak her geçen gün daha iyi IDE’ler görmeye başlıyoruz. Bir IDE yazılımcı için tıpkı evi gibidir, yani en temel ihtiyaçlarından biridir. Kodlarınızı bir notepad’de bile yazabilirsiniz ancak kullandığınız programı yazdığınız kod kadar iyi tanımanız gerekir. Büyük projeler geliştirirken birden çok dil </text:span><text:span text:style-name="T40">kullanabilirsiniz. Ancak bunlar için gerekli kurulumları yapmanız oldukça zaman almaktadır. Bu noktada yardımınıza “Repl.it</text:span><text:span text:style-name="T11">2</text:span><text:span text:style-name="T25">” yetişmekte. Tarayıcı üzerinden çalıştırılabilen bu uygulama sayesinde çoklu dil desteği olan bir IDE’ye ulaşmanız mümkün oluyor. </text:span><text:span text:style-name="T26">A</text:span><text:span text:style-name="T25">yrıca yaptığım bir deneme, örneğin Python dilinde yazdığım bir uygulama, Selenium kütüphanesine ihtiyaç duymaktaydı ve Repl.it benim için bu kütüphaneyi bile otomatik olarak import etti. Bu sayede oldukça büyük bir iş yükünden kurtulabilirsiniz. Repl.it gibi bir çok uygulama mevcut ancak burada Repl.it’in diğ</text:span><text:span text:style-name="T26">er</text:span><text:span text:style-name="T25">lerine fark atmasının sebebi her geçen gün yeni bir dil desteği eklemeleri, kullanıcıların isteklerine hızlı cevap vermeleri ve sosyal sorumluluk olarak okullara uygulama için sınırsız kullanma hakkı tanımalarıdır. Ben de bir bilgisayar mühendisi adayı olarak bazı küçük işlerimde şimdiden Repl.it kullanmaya başladım ve işlerimi oldukça hızlandırdığını ve kolaylaştırdığını fark ettim. Küçük işler demişken çoğumuz gibi benim de bazı zamanlar odaklanma problemleri yaşadığım olmuştur, küçük işleri parçalara böldükten sonra hangi işleri yapmıştım, şu an hangisi</text:span><text:span text:style-name="T27">ni</text:span><text:span text:style-name="T25"> yapmaktayım gibi sorunlarla karşılaştım ve odağımı kaybettiğimi fark ettim. Bunun için piyasada bir türü TODO uygulaması ya da notes uygulaması bulunmakta ancak bu uygulamalardaan farklı olarak “Thought Train</text:span><text:span text:style-name="T11">3</text:span><text:span text:style-name="T12">” </text:span><text:span text:style-name="T25">var ki diğe</text:span><text:span text:style-name="T27">r</text:span><text:span text:style-name="T25">lerini kullanım kolaylığıyla ve bazı özellikleriyle geride bırakmakta. Thought Train basit bir macOs uygulaması</text:span><text:span text:style-name="T27">dır</text:span><text:span text:style-name="T25">. </text:span><text:span text:style-name="T27">M</text:span><text:span text:style-name="T28">enüye eklenen bu küçük uygulama sayesinde büyük ve karmaşık programlarla boğuşmadan hızlı bir şekilde yapılacaklar listemize ulaşabilmekteyiz. Birden fazla yapılacak işimiz olduğunda bunları kayan yazı şeklinde söylemekte ve gözümüzün önünde tutmakta. Ayrıca uygulamanın bir diğer güzel yanı ise istediğin kadar öde politikasına sahip olması. İstenildiği takdirde ücretsiz olarak sahip olabileceğiniz uygulamaya, isterseniz de gönlünüzden ne koparsa bağış yapabilirsiniz. İlerleyen dönemlerde ise cloud desteği sağlayacak olan uygulama bu sayede de rakiplerinden gerisinde kalmaktan kurtuluyor. Burada odaklanmadan bahsetmişken, odağımızı kaybettiğimizde boşa geçen süreler de yine insan hayatı için bir kayıp ve sıkıcı bir durumdur. Burada ise 5 dolar karşılığında sahip olabildiğimiz yine bir macOs uygulaması olan “Progress Bar OSX</text:span><text:span text:style-name="T13">4</text:span><text:span text:style-name="T28">” bize zamanın değerini anlatmak konusunda yol gösterici oluyoru. Bu uygulama sayesinde yüzdesel olarak yılın, ayın, günün ve kadarının tamamlandığını görebiliyoruz ve insanda küçük bir uyanış ağlıyor. Uygulamanın basit bir kullanıma sahip olması ise ona büyük bir artı katmakta. Bazı araştırmacılar insanın ne kadar zaman kaybettiğini görmesi psikolojik olarak baskı oluşturduğunu düşünse de bu </text:span><text:soft-page-break/><text:span text:style-name="T28">uygulama bende küçük bir pozitif etki yaparak zamanın ne kadar kıymetli olduğunu görmemi sağlamakta ve işlerime daha çok odaklanmamı sağlamakta.</text:span></text:p>
      <text:p text:style-name="P15"><text:span text:style-name="T28"/></text:p>
      <text:p text:style-name="P15"><text:span text:style-name="T28"><text:tab/></text:span><text:span text:style-name="T29">Canımız sıkıldığında ise çoğu yazılımcının yaptığı gibi hepimiz hemen oyunlara geçiş yaparak kafa dağıtmaktayız. Ancak bazen oyunlardan bile sıkıldığımız olmakta, bu anlarda başka oyunlara geçmek çözüm olabilir ancak günümüzde gelişen grafik teknolojileriyle oyunlar bile çok büyük boyutlar kaplamaya başladı. Ayrıca yükleme işleriyle uğraşmak da bir hayli yorucu ve zaman alıcı. Yerli girişimciler tarafından Android cihazlar için geliştirilen “Bored Button</text:span><text:span text:style-name="T14">5</text:span><text:span text:style-name="T29">” uygulaması sayesinde 100’den fazla oyuna tek bir uygulama üzerinden ulaşabilmekteyiz. Bir oyunsever olarak böyle bir uygulamayı telefonumdan eksik etmeyeceğime eminim. Uygulama geliştiricilerinin kendi geliştirdikleri dosya transfer metoduyla ise indirmek istediğiniz oyunlar saniyeler içinde yüklenmekte ve cihazınızda da fazla yer kaplamamaktadır. </text:span><text:span text:style-name="T26">Kısa sürede 3 milyon indirme rakamına ulaşan uygulama yakın zamanda çoğu Android kullanıcısı kişi için bir vazgeçilmez olacaktır.</text:span></text:p>
      <text:p text:style-name="P15"><text:span text:style-name="T26"/></text:p>
      <text:p text:style-name="P15"><text:span text:style-name="T26"><text:tab/></text:span><text:span text:style-name="T30">Yazılım platformu, o</text:span><text:span text:style-name="T31">daklanma, zaman geçirme sıkıntılarına çözüm ürettikten sonra artık uygulama üretirken kullandığımız ya da ileride sıklıkla kullanacağımız teknolojilere bakalım. Bunlardan birisi günümüzün en popülerlerinden olan </text:span><text:span text:style-name="T32">bulut sistemlere yönelik çözümlere bakalım. Yandex tarafından geliştirilen “Cocaine</text:span><text:span text:style-name="T15">6</text:span><text:span text:style-name="T32">” bulut tabanlı yazılım geliştirme platformu sağlıyor. Adıyla da dikkat çeken platform aynı zamanda platformu Docker teknolojisi üzerine inşaa etmesiyle de piyasaya sürüldüğü anda kullanıcıların dikkatini çekmeyi başardı. Şimdilik C++, Javascript ve Python dillerini destekliyor anca ilerleyen zamanlarda desteklediği dil yelpazesini genişletecek gibi görünüyor. Hedeflediği kullanıcı kitlesine tam olarak ulaşamasa da anavatanı olan Rusya’da hatrı sayılır bir kullanıcı sayısına ulaşmış durumda. Daha önce kullanmış olduğum Heroku ve Google App Engine güzel bir alternatif olan Cocaine yakın zamanda kendisine büyük bir pazar payı sağlayacaktır. </text:span><text:span text:style-name="T33">Bulut sistemlerin yanı sıra günümüzde en çok kullanılan teknolojilerden birisi de API’dır. Bu teknoloji sayesinde çevrimiçi uygulama geliştirmek de oldukça güzel işler çıkarılabilmektedir. Ancak uygulamalar büyüdükçe API’lar karmaşık haller almakta ve uygulama geliştirmenin en önemli yanlarından biris olan test işlemleri zorlaşmaktadır. Bu testlerin yapılmasında yine yerli bir girişim olan “ApiSpotter</text:span><text:span text:style-name="T16">7</text:span><text:span text:style-name="T33">” yazılımcıların imdadına yetişmektedir. Ruby on Rails ile geliştirilen uygulama API testlerinin otomatik olarak yapılmasına olanak sağlıyor. Başarılı raporlama stiliyle öne çıkan uygulama daha çok kurumsal firmaları hedef kitlesi olarak görmekte. Fiyatlandırma olarak da rakiplerine göre ucuz bir alternatif olan yerli girişim gelecekte Swagger desteği de ekleyerek rakiplerine de başka bir alanda fark atmayı hedefliyor. API geliştiren back-end yazılımcılar için oldukça büyük kolaylıklar sağlayarak pazarda kendisine hatrı sayılır bir kiteleye ulaşmış durumda. </text:span><text:span text:style-name="T30">Peki uygulamalarımızı ürettik küçük bir startup ile işimize başladık ve artık 3-4 kişiden oluşan girişimimiz onlarca, yüzlerce çalışana ulaştı. Artık girişimizde çalışanları kontrol etmemiz, işleri takip etmemiz, toplantıları planlamamız gibi işler zamanınızın büyük bir kısmını çalmaya başlayacak. Peki bu noktada mutlaka ki bir sekretere mi ihtiyacımız var? Hayır çünkü “Notion</text:span><text:span text:style-name="T17">8</text:span><text:span text:style-name="T30">” isimli uygulama sayesinde bu işlemleri bir kaç tıklamayla halledebilirsiniz. </text:span><text:span text:style-name="T34">Yaklaşık 2 yıldır geliştirilmekte olan uygulama şimdiden kendisine Airbnb, Intercom gibi büyük partnerler edinmiş durumda. Notion sayesinde </text:span><text:span text:style-name="T35">notlar alabilir, görev dağılımı yapabilir, toplantı organize edebilirsiniz. Bu basit özelliklerin yanı sıra ücretli olarak sunduğu dosya paylaşım hizmetiyle de Dropbox’a rakip olma yolunda hızlı adımlarla ilerlemekte. Notion, tarayıcı, mobil cihaz ve bilgisayar desteği sunmaktadır. </text:span></text:p>
      <text:p text:style-name="P14"><text:span text:style-name="T12"/></text:p>
      <text:p text:style-name="P16"><text:span text:style-name="T37"><text:tab/></text:span><text:span text:style-name="T41">Bu günlerde uygulama yapmak ya da bir icat yaratmaktan daha önemli bir şey varsa o da bunun büyük kitlelere ulaşmasını sağlamaktır yani kısacası reklam, pazarlama çalışmalarıdır. Yaptığınız uygulama çok iyi olsa bile eğer sadece siz ve çevrenizdeki küçük bir kesim kullanıyorsa, yarattığınız şeyin ne kadar iyi olduğunun bir anlamı yoktur. Bu noktada tasarımcılara çok büyük işler düşmektedir çünkü reklamlarınızı görsel olarak ihtişamlı olması insanların dikkatini çekmek </text:span><text:soft-page-break/><text:span text:style-name="T41">açısından çok önemlidir. </text:span><text:span text:style-name="T42">Reklamlarda en çok dikkat eden ayrıntı kişisel olarak yorumlayacak olursam logodur, sırf logosu güzel olduğu için denemiş olduğum uygulamalar bile mevcuttur. Logo akılda kalıcılığı da yüksek oranda arttırmaktadır. Büyük şirketler logo tasarımları için milyonlarca dolar para harcamaktadır. </text:span><text:span text:style-name="T41">Ancak küçük bir startup olarak işe başladıysanız ve tasarım işinden çok anlamıyorsanız ve bütçeniz büyük tasarımcılara para harcayabileceğiniz düzeyde değilse </text:span><text:span text:style-name="T42">logo tasarımınız için </text:span><text:span text:style-name="T43">“Logolix</text:span><text:span text:style-name="T18">9</text:span><text:span text:style-name="T43">” önemli bir alternatif oluşturuyor. Logolix tasarımcılardan oluşan ekibiyle sizlere 3 alternatif sunuyor. Ücretsiz logolardan seçip kullanabilirsiniz, uygun fiyatlı olarak sunulan ücretli logolardan faydalanabilirsiniz ya da yine uygun fiyatlara kendinize özel bir logo tasarlatabilirsiniz. Ücretliden kastım milyon dolarlar harcamadan sadece bir kaç yüz dolara güzel bir logoya sahip olabilirsiniz. Bu noktada Logolix sizlere çok yardımcı olmaktadır ve yaptığınız projeyi güzel bir logoyla taçlandırmanıza olanak sağlamaktadır. </text:span><text:span text:style-name="T44">Peki logo ve reklam tasarımınızı tamamlandığınızı düşünelim peki bu faaliyetleriniz başarıya ulaştı mı? Bunu öğrenebilmeniz için ise yerli bir girişim olan “Epixel</text:span><text:span text:style-name="T18">10</text:span><text:span text:style-name="T44">” yardımınıza koşmakta. Android ve iOS tarafında ücretsiz erişilebilen uygulama daha doğrusu bir oyun sayesinde markanızın tanınırlığını öğrenebilirsiniz. Uygulamaya başvuru yaparak şirketinizin ya da ürününüz ne kadar tanınır olduğunu öğrenmek mümükün. Aslında bir uygulamadan daha çok bir oyun olan Epixel kullanıcılara bazı sloganlar sorarak bunların hangi markaya, burada marka derken aslında kullanıcıların gördüğü birer logo ve markaların logolarla ne kadar özdeşleştiğini de tekrardan vurgulamış oluyoruz, ait olduğunu sormakta. Bu sayede Epixel kullanıcılardan aldığı veriler yapay zeka kullanarak raporlanmakta ve markalara sunulmakta bu sayede yine yüksek ücretler ödemeden pazar araştırması yapabilmenize olanak sağlamakta.</text:span></text:p>
      <text:p text:style-name="P16"><text:span text:style-name="T44"/></text:p>
      <text:p text:style-name="P16"><text:span text:style-name="T44"><text:tab/></text:span><text:span text:style-name="T45">Hepimiz bir uygulama geliştirmek ya da bir icat yapmak konusunda çok başarılı olamayabiliriz, kendi işimizin patronu olmakta zorlanabiliriz. Bu anlarda iş aramamız gerekir ve iş arararken de herkesin ihtiyacı olan CV hazırlamak bazen zorlayıcı bir iş olabilir. Artık şirketler CV’lerin tasarımını bile dikkate almakta, düz bir yazıdan oluşan CV’ler dikkat çekicilikten çok uzak. Bu konuda markette çok fazla uygulama bulunmamakta hepsinin bir kaç küçük eksiği mevcut. Ancak hobi olarak başlayan yerli bir girişim olan “CVLogin</text:span><text:span text:style-name="T18">11</text:span><text:span text:style-name="T36">” bu durumdan müzdarip olan kişiler için birebir. CVLogin sayesinde çevrimiçi olarak çok kısa sürelerde dikkat çekici CV’ler hazırlamanız mümkün. İlk başlarda sadece Türkçe dil desteğine sahip olan uygulama kısa sürede gördüğü yüksek talepten dolayı İngilizce dilini de desteklemeye başlamış ve yakın zamanda bir çok dili de desteklemeye başlayacak. Kısa bir vaktiniz varsa ve güzel bir CV hazırlamak isterseniz rakiplerinden çok daha iyi tasarımlara sahip olan CVLogin sizin için iyi bir çözüm olabilir.</text:span></text:p>
      <text:p text:style-name="P1"><text:span text:style-name="T20"/></text:p>
      <text:p text:style-name="P18"><text:span text:style-name="T20"><text:tab/></text:span><text:span text:style-name="T21">Bahsetmiş olduğumuz yerli ve yabancı girişimlerin hepsi ihtiyaçlarımızı karşılamak için çözümler üretmiş durumda ve bunlar her geçen gün daha da çok gelişmekte. </text:span><text:span text:style-name="T22">Hepsi rakiplerinden bir adım öne geçmek için yenilikler yapmakta ve bu sayede bizlerin hayatını daha da kolaylaştırmakta. </text:span><text:span text:style-name="T23">Her gün merakla geliştirilecek yeni uygulamaları, yapılacak yeni icatları ve yeni girişimleri takip ederken hayatımızı kolaylaştıracak bir sürü çözümle karşılaşmaktayız. En başta alıntı yaptığım </text:span><text:span text:style-name="T24">“Artık yeni hiçbir şey yok. İcat edilebilecek her şey icat edildi” </text:span><text:span text:style-name="T23">sözüne karşılık olarak teknoloji her yıl, her gün, her saniye gelişmeye devam etmekte, yeni icatları, girişimleri hayatımızın her noktasında görmeye devam etmekteyiz.</text:span></text:p>
      <text:p text:style-name="P1"><text:span text:style-name="T20"/></text:p>
      <text:p text:style-name="P1"><text:span text:style-name="T20"/></text:p>
      <text:p text:style-name="P19"><text:span text:style-name="T20">F</text:span><text:span text:style-name="T19">atih Furkan HAS</text:span></text:p>
      <text:p text:style-name="P1"><text:span text:style-name="T8"/></text:p>
      <text:p text:style-name="P1"><text:span text:style-name="T8"/></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4"><text:soft-page-break/><text:span text:style-name="T6">K</text:span><text:span text:style-name="T7">aynakça:</text:span></text:p>
      <text:p text:style-name="P2"><text:span text:style-name="T5"/></text:p>
      <text:list xml:id="list474337501" text:style-name="L1">
        <text:list-item>
          <text:p text:style-name="P8"><text:span text:style-name="T5">Ken Olson – DEC şirketi başkanı, 1977</text:span></text:p>
          <text:p text:style-name="P8"><text:span text:style-name="T7"/></text:p>
        </text:list-item>
        <text:list-item>
          <text:p text:style-name="P6"><text:a xlink:type="simple" xlink:href="https://webrazzi.com/2018/04/28/coklu-dil-destegi-sunan-gelistirme-ortami-repl-it/" text:style-name="Internet_20_link" text:visited-style-name="Visited_20_Internet_20_Link"><text:span text:style-name="T7">https://webrazzi.com/2018/04/28/coklu-dil-destegi-sunan-gelistirme-ortami-repl-it/</text:span></text:a></text:p>
          <text:p text:style-name="P6"><text:span text:style-name="T7"/></text:p>
        </text:list-item>
        <text:list-item>
          <text:p text:style-name="P7"><text:a xlink:type="simple" xlink:href="https://webrazzi.com/2018/05/24/odaklanma-problemini-cozen-gorev-yoneticisi-thought-train/" text:style-name="Internet_20_link" text:visited-style-name="Visited_20_Internet_20_Link"><text:span text:style-name="T7">https://webrazzi.com/2018/05/24/odaklanma-problemini-cozen-gorev-yoneticisi-thought-train/</text:span></text:a></text:p>
          <text:p text:style-name="P7"><text:span text:style-name="T7"/></text:p>
        </text:list-item>
        <text:list-item>
          <text:p text:style-name="P9"><text:a xlink:type="simple" xlink:href="https://webrazzi.com/2018/04/26/kullanicilarina-zamanin-kiymetini-gostermeye-calisan-ilerleme-cubugu-progress-bar-osx/" text:style-name="Internet_20_link" text:visited-style-name="Visited_20_Internet_20_Link"><text:span text:style-name="T7">https://webrazzi.com/2018/04/26/kullanicilarina-zamanin-kiymetini-gostermeye-calisan-ilerleme-cubugu-progress-bar-osx/</text:span></text:a></text:p>
          <text:p text:style-name="P9"><text:span text:style-name="T7"/></text:p>
        </text:list-item>
        <text:list-item>
          <text:p text:style-name="P9"><text:a xlink:type="simple" xlink:href="https://webrazzi.com/2018/03/06/tek-bir-uygulamada-100u-askin-oyun-bored-button/" text:style-name="Internet_20_link" text:visited-style-name="Visited_20_Internet_20_Link"><text:span text:style-name="T7">https://webrazzi.com/2018/03/06/tek-bir-uygulamada-100u-askin-oyun-bored-button/</text:span></text:a></text:p>
          <text:p text:style-name="P9"><text:span text:style-name="T7"/></text:p>
        </text:list-item>
        <text:list-item>
          <text:p text:style-name="P9"><text:a xlink:type="simple" xlink:href="https://webrazzi.com/2013/10/18/yandex-cocain/" text:style-name="Internet_20_link" text:visited-style-name="Visited_20_Internet_20_Link"><text:span text:style-name="T7">https://webrazzi.com/2013/10/18/yandex-cocain/</text:span></text:a></text:p>
          <text:p text:style-name="P9"><text:span text:style-name="T7"/></text:p>
        </text:list-item>
        <text:list-item>
          <text:p text:style-name="P9"><text:a xlink:type="simple" xlink:href="https://webrazzi.com/2018/02/02/apilarini-denetlemek-isteyenler-icin-yeni-alternatif-apispotter/" text:style-name="Internet_20_link" text:visited-style-name="Visited_20_Internet_20_Link"><text:span text:style-name="T7">https://webrazzi.com/2018/02/02/apilarini-denetlemek-isteyenler-icin-yeni-alternatif-apispotter/</text:span></text:a></text:p>
          <text:p text:style-name="P9"><text:span text:style-name="T7"/></text:p>
        </text:list-item>
        <text:list-item>
          <text:p text:style-name="P9"><text:span text:style-name="T7">https://webrazzi.com/2018/03/30/toplantilar-notlar-yapilacak-listeleri-ve-daha-fazlasini-yonetebildiginiz-uretkenlik-araci-nation/</text:span></text:p>
          <text:p text:style-name="P3"><text:span text:style-name="T5"/></text:p>
        </text:list-item>
        <text:list-item>
          <text:p text:style-name="P3"><text:a xlink:type="simple" xlink:href="https://webrazzi.com/2017/06/20/startuplar-icin-logo-tasarimi-logolix/" text:style-name="Internet_20_link" text:visited-style-name="Visited_20_Internet_20_Link"><text:span text:style-name="T5">https://webrazzi.com/2017/06/20/startuplar-icin-logo-tasarimi-logolix/</text:span></text:a></text:p>
          <text:p text:style-name="P3"><text:span text:style-name="T5"/></text:p>
        </text:list-item>
        <text:list-item>
          <text:p text:style-name="P5"><text:a xlink:type="simple" xlink:href="https://webrazzi.com/2018/03/19/oyunlastirilmis-mobil-marka-tanitim-platformu-epixel/" text:style-name="Internet_20_link" text:visited-style-name="Visited_20_Internet_20_Link"><text:span text:style-name="T5">https://webrazzi.com/2018/03/19/oyunlastirilmis-mobil-marka-tanitim-platformu-epixel/</text:span></text:a></text:p>
          <text:p text:style-name="P5"><text:span text:style-name="T5"/></text:p>
        </text:list-item>
        <text:list-item>
          <text:p text:style-name="P5"><text:span text:style-name="T9">https://webrazzi.com/2016/08/18/hobi-proje-olarak-dogup-hizla-buyuyen-online-cv-hazirlama-araci-cvlogi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Roboto, Arial, sans-serif"/>
    <style:font-face style:name="Lohit Devanagari1" svg:font-family="'Lohit Devanagari'"/>
    <style:font-face style:name="Source Sans Pro" svg:font-family="'Source Sans Pro', sans-serif"/>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tr" fo:country="T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2T21:20:58.288706999</meta:creation-date>
    <dc:date>2018-06-03T22:35:20.593579690</dc:date>
    <meta:editing-duration>PT5M23S</meta:editing-duration>
    <meta:editing-cycles>3</meta:editing-cycles>
    <meta:generator>LibreOffice/6.0.3.2$Linux_X86_64 LibreOffice_project/00m0$Build-2</meta:generator>
    <meta:document-statistic meta:table-count="0" meta:image-count="0" meta:object-count="0" meta:page-count="4" meta:paragraph-count="22" meta:word-count="1606" meta:character-count="13217" meta:non-whitespace-character-count="11635"/>
  </office:meta>
</office:document-meta>
</file>